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end" style:justify-single-word="false" fo:break-before="auto" fo:break-after="auto"/>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4">
      <style:paragraph-properties fo:margin-left="0.5in" fo:margin-right="0in" fo:margin-top="0.0398in" fo:margin-bottom="0in" loext:contextual-spacing="false" fo:text-indent="-0.25in" style:auto-text-indent="false"/>
    </style:style>
    <style:style style:name="P27" style:family="paragraph" style:parent-style-name="Standard" style:list-style-name="WWNum3">
      <style:paragraph-properties fo:margin-left="0.5in" fo:margin-right="0in" fo:margin-top="0in" fo:margin-bottom="0in" loext:contextual-spacing="false" fo:text-indent="-0.25in" style:auto-text-indent="false"/>
    </style:style>
    <style:style style:name="P28" style:family="paragraph" style:parent-style-name="Standard" style:list-style-name="WWNum4">
      <style:paragraph-properties fo:margin-left="0.5in" fo:margin-right="0in" fo:margin-top="0in" fo:margin-bottom="0in" loext:contextual-spacing="false" fo:text-indent="-0.25in" style:auto-text-indent="false"/>
    </style:style>
    <style:style style:name="P29" style:family="paragraph" style:parent-style-name="Standard" style:list-style-name="WWNum3">
      <style:paragraph-properties fo:margin-left="0.5in" fo:margin-right="0in" fo:margin-top="0in" fo:margin-bottom="0.0429in" loext:contextual-spacing="false" fo:text-indent="-0.25in" style:auto-text-indent="false"/>
    </style:style>
    <style:style style:name="P30" style:family="paragraph" style:parent-style-name="Standard" style:list-style-name="WWNum4">
      <style:paragraph-properties fo:margin-left="0.5in" fo:margin-right="0in" fo:margin-top="0in" fo:margin-bottom="0.0429in" loext:contextual-spacing="false" fo:text-indent="-0.25in" style:auto-text-indent="false"/>
    </style:style>
    <style:style style:name="P31" style:family="paragraph" style:parent-style-name="Standard" style:list-style-name="WWNum2">
      <style:paragraph-properties fo:margin-left="1in" fo:margin-right="0in" fo:margin-top="0in" fo:margin-bottom="0in" loext:contextual-spacing="false" fo:text-indent="-0.25in" style:auto-text-indent="false"/>
    </style:style>
    <style:style style:name="P32" style:family="paragraph" style:parent-style-name="Standard" style:list-style-name="WWNum3">
      <style:paragraph-properties fo:margin-left="1in" fo:margin-right="0in" fo:margin-top="0in" fo:margin-bottom="0in" loext:contextual-spacing="false" fo:text-indent="-0.25in" style:auto-text-indent="false"/>
    </style:style>
    <style:style style:name="P33" style:family="paragraph" style:parent-style-name="Standard" style:list-style-name="WWNum4">
      <style:paragraph-properties fo:margin-left="1in" fo:margin-right="0in" fo:margin-top="0in" fo:margin-bottom="0in" loext:contextual-spacing="false" fo:text-indent="-0.25in" style:auto-text-indent="false"/>
    </style:style>
    <style:style style:name="P34" style:family="paragraph" style:parent-style-name="Heading_20_1" style:list-style-name="WWNum1"/>
    <style:style style:name="P35" style:family="paragraph" style:parent-style-name="Heading_20_1" style:list-style-name="WWNum5">
      <style:paragraph-properties fo:break-before="auto" fo:break-after="auto"/>
    </style:style>
    <style:style style:name="P36"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fo:font-size="10pt" fo:font-weight="bold" style:font-size-asian="10pt" style:font-weight-asian="bold"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solid" style:text-underline-width="auto" style:text-underline-color="font-color" fo:font-weight="bold" style:font-weight-asian="bold"/>
    </style:style>
    <style:style style:name="T20" style:family="text">
      <style:text-properties style:text-underline-style="none"/>
    </style:style>
    <style:style style:name="T21"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bookmark text:name="_aczyuw2yex2w"/><text:span text:style-name="T1">Aplicaciones Ofimáticas (Office Applications)</text:span><text:span text:style-name="T2"><text:line-break/></text:span><text:span text:style-name="T3">UD 09. Actividades evaluables 01</text:span></text:p>
      <text:p text:style-name="P1"><draw:frame draw:style-name="fr1" draw:name="image2.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es: Sergi García Barea, Gloria Muñoz González</text:span><draw:frame draw:style-name="fr3" draw:name="image1.png" text:anchor-type="char" svg:x="3.3646in" svg:y="0.5209in" svg:width="1.0091in" svg:height="0.3535in" draw:z-index="1"><draw:image xlink:href="Pictures/100002010000007600000029ABF5F7A91F7A9EF9.png" xlink:type="simple" xlink:show="embed" xlink:actuate="onLoad" loext:mime-type="image/png"/></draw:frame></text:p>
      <text:p text:style-name="P4"><text:span text:style-name="T5">Actualizado Febrero 2023</text:span></text:p>
      <text:p text:style-name="P4"><text:span text:style-name="T6">Licencia</text:span></text:p>
      <text:p text:style-name="P6"/>
      <text:p text:style-name="P5"><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a</text:span></text:p>
      <text:p text:style-name="P7">A lo largo de este tema se utilizarán diferentes símbolos para distinguir elementos importantes dentro del contenido. Estos símbolos son:</text:p>
      <text:p text:style-name="P7"/>
      <text:p text:style-name="P9"><text:span text:style-name="T9"><text:s/>📖 </text:span><text:span text:style-name="T10">Importante</text:span></text:p>
      <text:p text:style-name="P10"/>
      <text:p text:style-name="P9"><text:span text:style-name="T11"><text:s/>❕</text:span><text:span text:style-name="T12"> </text:span><text:span text:style-name="T10">Atención</text:span></text:p>
      <text:p text:style-name="P10"/>
      <text:p text:style-name="P9"><text:span text:style-name="T9"><text:s/>💬</text:span> <text:span text:style-name="T10">Interesante</text:span></text:p>
      <text:p text:style-name="Standard"><text:s/></text:p>
      <text:p text:style-name="P11"><text:soft-page-break/><text:span text:style-name="T9"><text:s/>📕 </text:span><text:span text:style-name="T10">A entregar</text:span></text:p>
      <text:p text:style-name="P12"><text:span text:style-name="T14">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dbh0n1vac4c8" text:style-name="Index_20_Link" text:visited-style-name="Index_20_Link"><text:span text:style-name="T18">1. Fecha de entrega</text:span></text:a><text:span text:style-name="T18"><text:tab/>2</text:span></text:p>
          <text:p text:style-name="P14"><text:a xlink:type="simple" xlink:href="#_9maybllx2a09" text:style-name="Index_20_Link" text:visited-style-name="Index_20_Link"><text:span text:style-name="T18">2. Observaciones previas a la realización de tareas evaluables</text:span></text:a><text:span text:style-name="T18"><text:tab/>3</text:span></text:p>
          <text:p text:style-name="P14"><text:a xlink:type="simple" xlink:href="#_a2aug6xu8ilu" text:style-name="Index_20_Link" text:visited-style-name="Index_20_Link"><text:span text:style-name="T18">1. Actividad 01</text:span></text:a><text:span text:style-name="T18"><text:tab/>3</text:span></text:p>
          <text:p text:style-name="P15"><text:a xlink:type="simple" xlink:href="#_sl57z74g0a6s" text:style-name="Index_20_Link" text:visited-style-name="Index_20_Link"><text:span text:style-name="T18">2. Actividad 02 <text:s/>(English)</text:span></text:a><text:span text:style-name="T18"><text:tab/>3</text:span></text:p>
        </text:index-body>
      </text:table-of-content>
      <text:p text:style-name="P16"/>
      <text:p text:style-name="P16"/>
      <text:p text:style-name="P16"/>
      <text:p text:style-name="P18"/>
      <text:p text:style-name="P18"/>
      <text:p text:style-name="P18"/>
      <text:p text:style-name="P19"/>
      <text:p text:style-name="P19"/>
      <text:p text:style-name="P19"/>
      <text:p text:style-name="P19"/>
      <text:p text:style-name="P19"/>
      <text:p text:style-name="P19"/>
      <text:p text:style-name="P19"/>
      <text:p text:style-name="P19"/>
      <text:p text:style-name="P19"/>
      <text:p text:style-name="P20"><text:span text:style-name="T15">UD09. Actividades evaluables 01</text:span></text:p>
      <text:list xml:id="list1601777140" text:style-name="WWNum5">
        <text:list-item>
          <text:p text:style-name="P35"><text:bookmark text:name="_dbh0n1vac4c8"/>Fecha de entrega</text:p>
        </text:list-item>
      </text:list>
      <text:p text:style-name="Standard"><text:span text:style-name="T10">Fecha límite de entrega: </text:span><text:span text:style-name="T19">Viernes 3 de marzo a las 23:55.</text:span></text:p>
      <text:p text:style-name="Standard">La actividad será evaluada cuando haya pasado la fecha límite de la entrega.</text:p>
      <text:p text:style-name="P11"><text:span text:style-name="T11"><text:s/>❕</text:span><text:span text:style-name="T12"> </text:span><text:span text:style-name="T10">Atención: </text:span>la fecha de entrega no es prorrogable. Si no la entregas en tiempo y forma, la calificación de la actividad será 0.</text:p>
      <text:list xml:id="list234550652343403" text:continue-numbering="true" text:style-name="WWNum5">
        <text:list-item>
          <text:p text:style-name="P35"><text:bookmark text:name="_9maybllx2a09"/><text:soft-page-break/>Observaciones previas a la realización de tareas evaluables</text:p>
        </text:list-item>
      </text:list>
      <text:list xml:id="list3485286305" text:style-name="WWNum3">
        <text:list-item>
          <text:p text:style-name="P25">Salvo excepciones que lo indique en cada actividad, deberás generar un único documento para todo el boletín y en ese documento incluir la respuesta a cada actividad.</text:p>
        </text:list-item>
      </text:list>
      <text:list xml:id="list2148653324" text:style-name="WWNum2">
        <text:list-item>
          <text:list>
            <text:list-item>
              <text:p text:style-name="P31">Si para la entrega se requiere entregar varios ficheros, entrégalos comprimido en un único fichero con extensión “.zip”.</text:p>
            </text:list-item>
          </text:list>
        </text:list-item>
      </text:list>
      <text:list xml:id="list234550275211212" text:continue-list="list3485286305" text:style-name="WWNum3">
        <text:list-item>
          <text:p text:style-name="P27">Cuando se entreguen documentos, estos deben tener una buena presentación. Aunque el documento a entregar sea pequeño, debe tener portada, índice, cabecera, pie de página (con número de página), además de ser coherente en estilo.</text:p>
          <text:list>
            <text:list-item>
              <text:p text:style-name="P32">El índice solo será necesario si el documento (sin contar portada) ocupa más de una página y tiene más de un apartado. </text:p>
            </text:list-item>
          </text:list>
        </text:list-item>
        <text:list-item>
          <text:p text:style-name="P29">Las actividades deben realizarse en la lengua indicada en cada actividad. La gramática y ortografía tenéis que intentar hacerla bien.</text:p>
        </text:list-item>
      </text:list>
      <text:p text:style-name="P11"><text:span text:style-name="T11"><text:s/>❕</text:span><text:span text:style-name="T12"> </text:span><text:span text:style-name="T10">Atención: </text:span>no cumplir estas consideraciones puede reducir la nota hasta 3 puntos.</text:p>
      <text:list xml:id="list1858653624" text:style-name="WWNum1">
        <text:list-item>
          <text:p text:style-name="P34"><text:bookmark text:name="_a2aug6xu8ilu"/>Actividad 01</text:p>
        </text:list-item>
      </text:list>
      <text:p text:style-name="Standard">Realiza un documento con Excel (Office 365), Google Spreadsheet o LibreOffice Calc, que muestre un ejemplo de uso de elementos seguidos de uno o dos párrafos explicándolos.</text:p>
      <text:p text:style-name="Standard">Los elementos son:</text:p>
      <text:list xml:id="list1581217480" text:style-name="WWNum4">
        <text:list-item>
          <text:p text:style-name="P26">Modificaciones de formato de celda (color, fuente, etc.).</text:p>
        </text:list-item>
        <text:list-item>
          <text:p text:style-name="P28">Fórmula simple.</text:p>
        </text:list-item>
        <text:list-item>
          <text:p text:style-name="P28">Fórmula usando referencias relativas celdas.</text:p>
        </text:list-item>
        <text:list-item>
          <text:p text:style-name="P28">Fórmula usando referencia absolutas celdas.</text:p>
        </text:list-item>
        <text:list-item>
          <text:p text:style-name="P28">Fórmula combinando referencias relativas y absolutas.</text:p>
        </text:list-item>
        <text:list-item>
          <text:p text:style-name="P28">Fórmula con rango de celdas.</text:p>
        </text:list-item>
        <text:list-item>
          <text:p text:style-name="P28">Fórmula con referencias a otras hojas.</text:p>
        </text:list-item>
        <text:list-item>
          <text:p text:style-name="P28">Funciones más importantes:</text:p>
          <text:list>
            <text:list-item>
              <text:p text:style-name="P33">Si, O, Y, No</text:p>
            </text:list-item>
            <text:list-item>
              <text:p text:style-name="P33">Concatenar</text:p>
            </text:list-item>
            <text:list-item>
              <text:p text:style-name="P33">Igual, Mayor, Menor</text:p>
            </text:list-item>
            <text:list-item>
              <text:p text:style-name="P33">Buscar, BuscarV, BuscarH</text:p>
            </text:list-item>
            <text:list-item>
              <text:p text:style-name="P33">Sumar, Sumar.Si</text:p>
            </text:list-item>
            <text:list-item>
              <text:p text:style-name="P33">Contar, Contar.Si</text:p>
            </text:list-item>
          </text:list>
        </text:list-item>
        <text:list-item>
          <text:p text:style-name="P30">Uso de caracteres comodín en celdas con formato texto (carácter “*” y carácter “?”).</text:p>
        </text:list-item>
      </text:list>
      <text:p text:style-name="Standard"><text:span text:style-name="T10">Nota</text:span>: para este ejercicio podéis apoyaros en herramientas como ChatGPT para la preparación de ejemplos, pero debéis corroborar estos funcionen correctamente. La explicación que hagáis de cada ejemplo debe ser cosecha propia.</text:p>
      <text:p text:style-name="P11"><text:soft-page-break/><text:span text:style-name="T9"><text:s/>📕 </text:span><text:span text:style-name="T10">A entregar: <text:s/></text:span>entregar el documento generado y además enseñar en persona al profesorado el documento para que dé una calificación de apto.</text:p>
      <text:list xml:id="list234550216034038" text:continue-list="list1858653624" text:style-name="WWNum1">
        <text:list-item>
          <text:p text:style-name="P34"><text:bookmark text:name="_sl57z74g0a6s"/>Actividad 02 <text:s/>(English)</text:p>
        </text:list-item>
      </text:list>
      <text:p text:style-name="Standard">Realiza un documento con Excel (Office 365), Google Spreadsheet o LibreOffice Calc, que contenga una “Cheat Sheet” atractiva, en formato apaisado, resumiendo los elementos descritos en el apartado anterior. Se debe indicar para que aplicación es la “Cheat Sheet” (Excel, Google o Calc).</text:p>
      <text:p text:style-name="Standard"><text:span text:style-name="T10"><text:s/></text:span><text:span text:style-name="T19">La “Cheat Sheet” debe realizarse en inglés.</text:span></text:p>
      <text:p text:style-name="P11"><text:span text:style-name="T9"><text:s/>📕 </text:span><text:span text:style-name="T10">A entregar: </text:span>entregar el documento generado y además enseñar en persona al profesorado el documento para que dé una calificación de apto. Recuerda el formato apaisado y que es en inglé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D09. Actividades evaluables 01</text:span></text:p>
      </style:header>
      <style:footer>
        <text:p text:style-name="MP4"><text:span text:style-name="MT1">Aplicaciones Ofimáticas (Office Applications)<text:tab/><text:tab/>UD09 - 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4" meta:paragraph-count="56" meta:word-count="599" meta:character-count="3732" meta:non-whitespace-character-count="3194"/>
    <meta:generator>LibreOfficeDev/6.0.5.2$Linux_X86_64 LibreOffice_project/</meta:generator>
  </office:meta>
</office:document-meta>
</file>